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6"/>Human-Centricity: Design Constraints and Opportunities<text:bookmark-end text:name="chapter-6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2T16:11:39Z</meta:creation-date>
    <dc:date>2021-03-02T16:11:39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